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4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solid" svg:stroke-width="0.106cm" svg:stroke-color="#3465a4" draw:marker-start="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fo:min-height="0.88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32cm"/>
      <style:paragraph-properties style:writing-mode="lr-tb"/>
    </style:style>
    <style:style style:name="gr12" style:family="graphic" style:parent-style-name="objectwithoutfill">
      <style:graphic-properties svg:stroke-width="0.035cm" svg:stroke-color="#000000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color="#3465a4" draw:textarea-horizontal-align="justify" draw:textarea-vertical-align="middle" draw:auto-grow-height="false" fo:min-height="0.034cm" fo:min-width="0cm"/>
    </style:style>
    <style:style style:name="P1" style:family="paragraph">
      <style:paragraph-properties fo:text-align="center" style:writing-mode="lr-tb"/>
      <style:text-properties fo:font-size="17.7999992370605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  <style:text-properties fo:font-size="17.7999992370605pt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7.7999992370605pt" fo:font-weight="normal" style:font-size-asian="18pt" style:font-weight-asian="normal" style:font-size-complex="18pt" style:font-weight-complex="normal"/>
    </style:style>
    <style:style style:name="P7" style:family="paragraph">
      <style:text-properties fo:font-size="17.7999992370605pt"/>
    </style:style>
    <style:style style:name="P8" style:family="paragraph">
      <loext:graphic-properties draw:fill="none" draw:fill-color="#ffffff"/>
      <style:paragraph-properties style:writing-mode="lr-tb"/>
      <style:text-properties fo:font-size="17.7999992370605pt" fo:font-weight="normal" style:font-size-asian="18pt" style:font-weight-asian="normal" style:font-size-complex="18pt" style:font-weight-complex="normal"/>
    </style:style>
    <style:style style:name="P9" style:family="paragraph">
      <style:paragraph-properties fo:text-align="end"/>
      <style:text-properties fo:font-size="17.7999992370605pt"/>
    </style:style>
    <style:style style:name="P10" style:family="paragraph">
      <loext:graphic-properties draw:fill="none" draw:fill-color="#ffffff"/>
      <style:paragraph-properties fo:text-align="end" style:writing-mode="lr-tb"/>
      <style:text-properties fo:font-size="17.7999992370605pt" fo:font-weight="normal" style:font-size-asian="18pt" style:font-weight-asian="normal" style:font-size-complex="18pt" style:font-weight-complex="normal"/>
    </style:style>
    <style:style style:name="P11" style:family="paragraph">
      <style:paragraph-properties fo:text-align="start"/>
      <style:text-properties fo:font-size="17.7999992370605pt"/>
    </style:style>
    <style:style style:name="P12" style:family="paragraph">
      <loext:graphic-properties draw:fill="none" draw:fill-color="#ffffff"/>
      <style:paragraph-properties fo:text-align="start" style:writing-mode="lr-tb"/>
      <style:text-properties fo:font-size="17.7999992370605pt" fo:font-weight="normal" style:font-size-asian="18pt" style:font-weight-asian="normal" style:font-size-complex="18pt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color="#3465a4" fo:font-size="17.7999992370605pt" fo:font-weight="normal" style:font-size-asian="18pt" style:font-weight-asian="normal" style:font-size-complex="18pt" style:font-weight-complex="normal"/>
    </style:style>
    <style:style style:name="T1" style:family="text">
      <style:text-properties fo:font-size="18pt" fo:font-weight="normal" style:font-size-asian="18pt" style:font-weight-asian="normal" style:font-size-complex="18pt" style:font-weight-complex="normal"/>
    </style:style>
    <style:style style:name="T2" style:family="text"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3465a4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3465a4" style:text-position="-33% 58%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.842cm" svg:height="1.843cm" svg:x="1.824cm" svg:y="3.193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153cm" svg:height="2.573cm" svg:x="9.667cm" svg:y="11.135cm">
          <text:p text:style-name="P1">+</text:p>
          <text:p text:style-name="P1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3" draw:text-style-name="P2" draw:layer="layout" svg:width="1.842cm" svg:height="1.843cm" svg:x="17.867cm" svg:y="11.18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8.788cm" svg:y1="12.697cm" svg:x2="18.788cm" svg:y2="11.432cm">
            <text:p/>
          </draw:line>
        </draw:g>
        <draw:g>
          <draw:custom-shape draw:style-name="gr5" draw:text-style-name="P2" draw:layer="layout" svg:width="2.153cm" svg:height="2.573cm" svg:x="17.711cm" svg:y="3.159cm">
            <text:p/>
            <draw:enhanced-geometry svg:viewBox="0 0 21600 21600" draw:mirror-horizontal="true" draw:mirror-vertical="true" draw:glue-points="10800 0 0 10800 10800 21600 21600 10800" draw:text-areas="5400 5400 16200 16200" draw:type="diamond" draw:enhanced-path="M 10800 0 L 21600 10800 10800 21600 0 10800 10800 0 Z N"/>
          </draw:custom-shape>
          <draw:line draw:style-name="gr4" draw:text-style-name="P3" draw:layer="layout" svg:x1="18.793cm" svg:y1="4.988cm" svg:x2="18.793cm" svg:y2="3.723cm">
            <text:p/>
          </draw:line>
        </draw:g>
        <draw:g>
          <draw:line draw:style-name="gr6" draw:text-style-name="P3" draw:layer="layout" svg:x1="10.794cm" svg:y1="7.035cm" svg:x2="10.289cm" svg:y2="6.727cm">
            <text:p/>
          </draw:line>
          <draw:line draw:style-name="gr6" draw:text-style-name="P3" draw:layer="layout" svg:x1="11.28cm" svg:y1="6.06cm" svg:x2="10.29cm" svg:y2="6.732cm">
            <text:p/>
          </draw:line>
          <draw:line draw:style-name="gr6" draw:text-style-name="P3" draw:layer="layout" svg:x1="11.3cm" svg:y1="4.767cm" svg:x2="10.273cm" svg:y2="4.119cm">
            <text:p/>
          </draw:line>
          <draw:line draw:style-name="gr6" draw:text-style-name="P3" draw:layer="layout" svg:x1="11.304cm" svg:y1="6.093cm" svg:x2="10.277cm" svg:y2="5.445cm">
            <text:p/>
          </draw:line>
          <draw:line draw:style-name="gr6" draw:text-style-name="P3" draw:layer="layout" svg:x1="11.293cm" svg:y1="4.74cm" svg:x2="10.303cm" svg:y2="5.412cm">
            <text:p/>
          </draw:line>
          <draw:line draw:style-name="gr6" draw:text-style-name="P3" draw:layer="layout" svg:x1="11.257cm" svg:y1="3.431cm" svg:x2="10.267cm" svg:y2="4.103cm">
            <text:p/>
          </draw:line>
          <draw:line draw:style-name="gr6" draw:text-style-name="P3" draw:layer="layout" svg:x1="11.208cm" svg:y1="3.443cm" svg:x2="10.703cm" svg:y2="3.135cm">
            <text:p/>
          </draw:line>
        </draw:g>
        <draw:g>
          <draw:line draw:style-name="gr6" draw:text-style-name="P3" draw:layer="layout" svg:x1="4.767cm" svg:y1="1.203cm" svg:x2="5.068cm" svg:y2="0.694cm">
            <text:p/>
          </draw:line>
          <draw:line draw:style-name="gr6" draw:text-style-name="P3" draw:layer="layout" svg:x1="5.749cm" svg:y1="1.676cm" svg:x2="5.063cm" svg:y2="0.695cm">
            <text:p/>
          </draw:line>
          <draw:line draw:style-name="gr6" draw:text-style-name="P3" draw:layer="layout" svg:x1="7.043cm" svg:y1="1.678cm" svg:x2="7.676cm" svg:y2="0.642cm">
            <text:p/>
          </draw:line>
          <draw:line draw:style-name="gr6" draw:text-style-name="P3" draw:layer="layout" svg:x1="5.717cm" svg:y1="1.7cm" svg:x2="6.35cm" svg:y2="0.664cm">
            <text:p/>
          </draw:line>
          <draw:line draw:style-name="gr6" draw:text-style-name="P3" draw:layer="layout" svg:x1="7.07cm" svg:y1="1.671cm" svg:x2="6.384cm" svg:y2="0.69cm">
            <text:p/>
          </draw:line>
          <draw:line draw:style-name="gr6" draw:text-style-name="P3" draw:layer="layout" svg:x1="8.378cm" svg:y1="1.616cm" svg:x2="7.692cm" svg:y2="0.635cm">
            <text:p/>
          </draw:line>
          <draw:line draw:style-name="gr6" draw:text-style-name="P3" draw:layer="layout" svg:x1="8.364cm" svg:y1="1.567cm" svg:x2="8.665cm" svg:y2="1.058cm">
            <text:p/>
          </draw:line>
        </draw:g>
        <draw:line draw:style-name="gr7" draw:text-style-name="P4" draw:layer="layout" svg:x1="2.725cm" svg:y1="3.192cm" svg:x2="2.725cm" svg:y2="1.092cm">
          <text:p/>
        </draw:line>
        <draw:line draw:style-name="gr7" draw:text-style-name="P4" draw:layer="layout" svg:x1="2.666cm" svg:y1="1.135cm" svg:x2="4.766cm" svg:y2="1.135cm">
          <text:p/>
        </draw:line>
        <draw:line draw:style-name="gr7" draw:text-style-name="P4" draw:layer="layout" svg:x1="8.666cm" svg:y1="1.135cm" svg:x2="10.766cm" svg:y2="1.135cm">
          <text:p/>
        </draw:line>
        <draw:line draw:style-name="gr7" draw:text-style-name="P4" draw:layer="layout" svg:x1="10.768cm" svg:y1="3.235cm" svg:x2="10.768cm" svg:y2="1.135cm">
          <text:p/>
        </draw:line>
        <draw:line draw:style-name="gr7" draw:text-style-name="P4" draw:layer="layout" svg:x1="10.668cm" svg:y1="1.135cm" svg:x2="12.768cm" svg:y2="1.135cm">
          <text:p/>
        </draw:line>
        <draw:g>
          <draw:line draw:style-name="gr6" draw:text-style-name="P3" draw:layer="layout" svg:x1="12.769cm" svg:y1="1.203cm" svg:x2="13.07cm" svg:y2="0.694cm">
            <text:p/>
          </draw:line>
          <draw:line draw:style-name="gr6" draw:text-style-name="P3" draw:layer="layout" svg:x1="13.751cm" svg:y1="1.676cm" svg:x2="13.065cm" svg:y2="0.695cm">
            <text:p/>
          </draw:line>
          <draw:line draw:style-name="gr6" draw:text-style-name="P3" draw:layer="layout" svg:x1="15.045cm" svg:y1="1.678cm" svg:x2="15.678cm" svg:y2="0.642cm">
            <text:p/>
          </draw:line>
          <draw:line draw:style-name="gr6" draw:text-style-name="P3" draw:layer="layout" svg:x1="13.719cm" svg:y1="1.7cm" svg:x2="14.352cm" svg:y2="0.664cm">
            <text:p/>
          </draw:line>
          <draw:line draw:style-name="gr6" draw:text-style-name="P3" draw:layer="layout" svg:x1="15.072cm" svg:y1="1.671cm" svg:x2="14.386cm" svg:y2="0.69cm">
            <text:p/>
          </draw:line>
          <draw:line draw:style-name="gr6" draw:text-style-name="P3" draw:layer="layout" svg:x1="16.38cm" svg:y1="1.616cm" svg:x2="15.694cm" svg:y2="0.635cm">
            <text:p/>
          </draw:line>
          <draw:line draw:style-name="gr6" draw:text-style-name="P3" draw:layer="layout" svg:x1="16.366cm" svg:y1="1.567cm" svg:x2="16.667cm" svg:y2="1.058cm">
            <text:p/>
          </draw:line>
          <draw:line draw:style-name="gr6" draw:text-style-name="P3" draw:layer="layout" svg:x1="12.869cm" svg:y1="9.203cm" svg:x2="13.17cm" svg:y2="8.694cm">
            <text:p/>
          </draw:line>
          <draw:line draw:style-name="gr6" draw:text-style-name="P3" draw:layer="layout" svg:x1="13.851cm" svg:y1="9.676cm" svg:x2="13.165cm" svg:y2="8.695cm">
            <text:p/>
          </draw:line>
          <draw:line draw:style-name="gr6" draw:text-style-name="P3" draw:layer="layout" svg:x1="15.145cm" svg:y1="9.678cm" svg:x2="15.778cm" svg:y2="8.642cm">
            <text:p/>
          </draw:line>
          <draw:line draw:style-name="gr6" draw:text-style-name="P3" draw:layer="layout" svg:x1="13.819cm" svg:y1="9.7cm" svg:x2="14.452cm" svg:y2="8.664cm">
            <text:p/>
          </draw:line>
          <draw:line draw:style-name="gr6" draw:text-style-name="P3" draw:layer="layout" svg:x1="15.172cm" svg:y1="9.671cm" svg:x2="14.486cm" svg:y2="8.69cm">
            <text:p/>
          </draw:line>
          <draw:line draw:style-name="gr6" draw:text-style-name="P3" draw:layer="layout" svg:x1="16.48cm" svg:y1="9.616cm" svg:x2="15.794cm" svg:y2="8.635cm">
            <text:p/>
          </draw:line>
          <draw:line draw:style-name="gr6" draw:text-style-name="P3" draw:layer="layout" svg:x1="16.466cm" svg:y1="9.567cm" svg:x2="16.767cm" svg:y2="9.058cm">
            <text:p/>
          </draw:line>
        </draw:g>
        <draw:line draw:style-name="gr7" draw:text-style-name="P4" draw:layer="layout" svg:x1="16.668cm" svg:y1="1.135cm" svg:x2="18.768cm" svg:y2="1.135cm">
          <text:p/>
        </draw:line>
        <draw:line draw:style-name="gr7" draw:text-style-name="P4" draw:layer="layout" svg:x1="18.766cm" svg:y1="3.235cm" svg:x2="18.766cm" svg:y2="1.135cm">
          <text:p/>
        </draw:line>
        <draw:line draw:style-name="gr7" draw:text-style-name="P4" draw:layer="layout" svg:x1="10.768cm" svg:y1="9.133cm" svg:x2="10.768cm" svg:y2="7.033cm">
          <text:p/>
        </draw:line>
        <draw:line draw:style-name="gr7" draw:text-style-name="P4" draw:layer="layout" svg:x1="10.768cm" svg:y1="9.135cm" svg:x2="12.868cm" svg:y2="9.135cm">
          <text:p/>
        </draw:line>
        <draw:line draw:style-name="gr7" draw:text-style-name="P4" draw:layer="layout" svg:x1="16.668cm" svg:y1="9.135cm" svg:x2="18.768cm" svg:y2="9.135cm">
          <text:p/>
        </draw:line>
        <draw:line draw:style-name="gr7" draw:text-style-name="P4" draw:layer="layout" svg:x1="18.766cm" svg:y1="9.134cm" svg:x2="18.766cm" svg:y2="5.734cm">
          <text:p/>
        </draw:line>
        <draw:line draw:style-name="gr7" draw:text-style-name="P4" draw:layer="layout" svg:x1="2.768cm" svg:y1="9.135cm" svg:x2="2.768cm" svg:y2="4.935cm">
          <text:p/>
        </draw:line>
        <draw:g>
          <draw:line draw:style-name="gr6" draw:text-style-name="P3" draw:layer="layout" svg:x1="4.867cm" svg:y1="9.203cm" svg:x2="5.168cm" svg:y2="8.694cm">
            <text:p/>
          </draw:line>
          <draw:line draw:style-name="gr6" draw:text-style-name="P3" draw:layer="layout" svg:x1="5.849cm" svg:y1="9.676cm" svg:x2="5.163cm" svg:y2="8.695cm">
            <text:p/>
          </draw:line>
          <draw:line draw:style-name="gr6" draw:text-style-name="P3" draw:layer="layout" svg:x1="7.143cm" svg:y1="9.678cm" svg:x2="7.776cm" svg:y2="8.642cm">
            <text:p/>
          </draw:line>
          <draw:line draw:style-name="gr6" draw:text-style-name="P3" draw:layer="layout" svg:x1="5.817cm" svg:y1="9.7cm" svg:x2="6.45cm" svg:y2="8.664cm">
            <text:p/>
          </draw:line>
          <draw:line draw:style-name="gr6" draw:text-style-name="P3" draw:layer="layout" svg:x1="7.17cm" svg:y1="9.671cm" svg:x2="6.484cm" svg:y2="8.69cm">
            <text:p/>
          </draw:line>
          <draw:line draw:style-name="gr6" draw:text-style-name="P3" draw:layer="layout" svg:x1="8.478cm" svg:y1="9.616cm" svg:x2="7.792cm" svg:y2="8.635cm">
            <text:p/>
          </draw:line>
          <draw:line draw:style-name="gr6" draw:text-style-name="P3" draw:layer="layout" svg:x1="8.464cm" svg:y1="9.567cm" svg:x2="8.765cm" svg:y2="9.058cm">
            <text:p/>
          </draw:line>
        </draw:g>
        <draw:line draw:style-name="gr7" draw:text-style-name="P4" draw:layer="layout" svg:x1="2.768cm" svg:y1="9.135cm" svg:x2="4.868cm" svg:y2="9.135cm">
          <text:p/>
        </draw:line>
        <draw:line draw:style-name="gr7" draw:text-style-name="P4" draw:layer="layout" svg:x1="8.765cm" svg:y1="9.135cm" svg:x2="10.865cm" svg:y2="9.135cm">
          <text:p/>
        </draw:line>
        <draw:line draw:style-name="gr7" draw:text-style-name="P4" draw:layer="layout" svg:x1="2.768cm" svg:y1="11.135cm" svg:x2="2.768cm" svg:y2="9.035cm">
          <text:p/>
        </draw:line>
        <draw:g>
          <draw:line draw:style-name="gr6" draw:text-style-name="P3" draw:layer="layout" svg:x1="2.858cm" svg:y1="15.035cm" svg:x2="2.353cm" svg:y2="14.727cm">
            <text:p/>
          </draw:line>
          <draw:line draw:style-name="gr6" draw:text-style-name="P3" draw:layer="layout" svg:x1="3.344cm" svg:y1="14.06cm" svg:x2="2.354cm" svg:y2="14.732cm">
            <text:p/>
          </draw:line>
          <draw:line draw:style-name="gr6" draw:text-style-name="P3" draw:layer="layout" svg:x1="3.364cm" svg:y1="12.767cm" svg:x2="2.337cm" svg:y2="12.119cm">
            <text:p/>
          </draw:line>
          <draw:line draw:style-name="gr6" draw:text-style-name="P3" draw:layer="layout" svg:x1="3.368cm" svg:y1="14.093cm" svg:x2="2.341cm" svg:y2="13.445cm">
            <text:p/>
          </draw:line>
          <draw:line draw:style-name="gr6" draw:text-style-name="P3" draw:layer="layout" svg:x1="3.357cm" svg:y1="12.74cm" svg:x2="2.367cm" svg:y2="13.412cm">
            <text:p/>
          </draw:line>
          <draw:line draw:style-name="gr6" draw:text-style-name="P3" draw:layer="layout" svg:x1="3.321cm" svg:y1="11.431cm" svg:x2="2.331cm" svg:y2="12.103cm">
            <text:p/>
          </draw:line>
          <draw:line draw:style-name="gr6" draw:text-style-name="P3" draw:layer="layout" svg:x1="3.272cm" svg:y1="11.443cm" svg:x2="2.767cm" svg:y2="11.135cm">
            <text:p/>
          </draw:line>
        </draw:g>
        <draw:line draw:style-name="gr7" draw:text-style-name="P4" draw:layer="layout" svg:x1="2.768cm" svg:y1="17.135cm" svg:x2="2.768cm" svg:y2="15.035cm">
          <text:p/>
        </draw:line>
        <draw:line draw:style-name="gr7" draw:text-style-name="P4" draw:layer="layout" svg:x1="2.768cm" svg:y1="17.135cm" svg:x2="4.868cm" svg:y2="17.135cm">
          <text:p/>
        </draw:line>
        <draw:g>
          <draw:line draw:style-name="gr6" draw:text-style-name="P3" draw:layer="layout" svg:x1="4.867cm" svg:y1="17.203cm" svg:x2="5.168cm" svg:y2="16.694cm">
            <text:p/>
          </draw:line>
          <draw:line draw:style-name="gr6" draw:text-style-name="P3" draw:layer="layout" svg:x1="5.849cm" svg:y1="17.676cm" svg:x2="5.163cm" svg:y2="16.695cm">
            <text:p/>
          </draw:line>
          <draw:line draw:style-name="gr6" draw:text-style-name="P3" draw:layer="layout" svg:x1="7.143cm" svg:y1="17.678cm" svg:x2="7.776cm" svg:y2="16.642cm">
            <text:p/>
          </draw:line>
          <draw:line draw:style-name="gr6" draw:text-style-name="P3" draw:layer="layout" svg:x1="5.817cm" svg:y1="17.7cm" svg:x2="6.45cm" svg:y2="16.664cm">
            <text:p/>
          </draw:line>
          <draw:line draw:style-name="gr6" draw:text-style-name="P3" draw:layer="layout" svg:x1="7.17cm" svg:y1="17.671cm" svg:x2="6.484cm" svg:y2="16.69cm">
            <text:p/>
          </draw:line>
          <draw:line draw:style-name="gr6" draw:text-style-name="P3" draw:layer="layout" svg:x1="8.478cm" svg:y1="17.616cm" svg:x2="7.792cm" svg:y2="16.635cm">
            <text:p/>
          </draw:line>
          <draw:line draw:style-name="gr6" draw:text-style-name="P3" draw:layer="layout" svg:x1="8.464cm" svg:y1="17.567cm" svg:x2="8.765cm" svg:y2="17.058cm">
            <text:p/>
          </draw:line>
        </draw:g>
        <draw:line draw:style-name="gr7" draw:text-style-name="P4" draw:layer="layout" svg:x1="8.666cm" svg:y1="17.135cm" svg:x2="10.766cm" svg:y2="17.135cm">
          <text:p/>
        </draw:line>
        <draw:line draw:style-name="gr7" draw:text-style-name="P4" draw:layer="layout" svg:x1="10.768cm" svg:y1="17.135cm" svg:x2="10.768cm" svg:y2="13.635cm">
          <text:p/>
        </draw:line>
        <draw:line draw:style-name="gr7" draw:text-style-name="P4" draw:layer="layout" svg:x1="10.768cm" svg:y1="11.235cm" svg:x2="10.768cm" svg:y2="9.135cm">
          <text:p/>
        </draw:line>
        <draw:line draw:style-name="gr7" draw:text-style-name="P4" draw:layer="layout" svg:x1="10.668cm" svg:y1="17.135cm" svg:x2="18.768cm" svg:y2="17.135cm">
          <text:p/>
        </draw:line>
        <draw:line draw:style-name="gr7" draw:text-style-name="P4" draw:layer="layout" svg:x1="16.668cm" svg:y1="9.135cm" svg:x2="18.768cm" svg:y2="9.135cm">
          <text:p/>
        </draw:line>
        <draw:line draw:style-name="gr7" draw:text-style-name="P4" draw:layer="layout" svg:x1="18.766cm" svg:y1="11.235cm" svg:x2="18.766cm" svg:y2="9.135cm">
          <text:p/>
        </draw:line>
        <draw:line draw:style-name="gr7" draw:text-style-name="P4" draw:layer="layout" svg:x1="18.766cm" svg:y1="17.135cm" svg:x2="18.766cm" svg:y2="13.035cm">
          <text:p/>
        </draw:line>
        <draw:g>
          <draw:line draw:style-name="gr6" draw:text-style-name="P3" draw:layer="layout" svg:x1="1.519cm" svg:y1="11.041cm" svg:x2="1.519cm" svg:y2="7.034cm">
            <text:p/>
          </draw:line>
          <draw:line draw:style-name="gr6" draw:text-style-name="P3" draw:layer="layout" svg:x1="1.533cm" svg:y1="11.043cm" svg:x2="1.533cm" svg:y2="7.036cm">
            <text:p/>
          </draw:line>
          <draw:line draw:style-name="gr6" draw:text-style-name="P3" draw:layer="layout" svg:x1="0.984cm" svg:y1="8.124cm" svg:x2="0.971cm" svg:y2="10.115cm">
            <text:p/>
          </draw:line>
          <draw:line draw:style-name="gr6" draw:text-style-name="P3" draw:layer="layout" svg:x1="0.506cm" svg:y1="8.659cm" svg:x2="0.5cm" svg:y2="9.616cm">
            <text:p/>
          </draw:line>
          <draw:line draw:style-name="gr6" draw:text-style-name="P3" draw:layer="layout" svg:x1="1.565cm" svg:y1="9.09cm" svg:x2="2.788cm" svg:y2="9.114cm">
            <text:p/>
          </draw:line>
        </draw:g>
        <draw:frame draw:style-name="gr8" draw:text-style-name="P6" draw:layer="layout" svg:width="1.9cm" svg:height="1.138cm" svg:x="5.767cm" svg:y="1.635cm">
          <draw:text-box>
            <text:p text:style-name="P5"><text:span text:style-name="T1">R</text:span><text:span text:style-name="T2">1</text:span></text:p>
          </draw:text-box>
        </draw:frame>
        <draw:frame draw:style-name="gr8" draw:text-style-name="P6" draw:layer="layout" svg:width="1.9cm" svg:height="1.138cm" svg:x="13.766cm" svg:y="1.621cm">
          <draw:text-box>
            <text:p text:style-name="P5"><text:span text:style-name="T1">R</text:span><text:span text:style-name="T2">2</text:span></text:p>
          </draw:text-box>
        </draw:frame>
        <draw:frame draw:style-name="gr8" draw:text-style-name="P8" draw:layer="layout" svg:width="2cm" svg:height="1.138cm" svg:x="11.266cm" svg:y="4.559cm">
          <draw:text-box>
            <text:p text:style-name="P7"><text:span text:style-name="T1">R</text:span><text:span text:style-name="T2">3</text:span></text:p>
          </draw:text-box>
        </draw:frame>
        <draw:frame draw:style-name="gr8" draw:text-style-name="P6" draw:layer="layout" svg:width="1.9cm" svg:height="1.138cm" svg:x="5.767cm" svg:y="7.623cm">
          <draw:text-box>
            <text:p text:style-name="P5"><text:span text:style-name="T1">R</text:span><text:span text:style-name="T2">4</text:span></text:p>
          </draw:text-box>
        </draw:frame>
        <draw:frame draw:style-name="gr8" draw:text-style-name="P6" draw:layer="layout" svg:width="1.9cm" svg:height="1.138cm" svg:x="13.766cm" svg:y="7.635cm">
          <draw:text-box>
            <text:p text:style-name="P5"><text:span text:style-name="T1">R</text:span><text:span text:style-name="T2">5</text:span></text:p>
          </draw:text-box>
        </draw:frame>
        <draw:frame draw:style-name="gr8" draw:text-style-name="P6" draw:layer="layout" svg:width="1.9cm" svg:height="1.138cm" svg:x="0.866cm" svg:y="12.12cm">
          <draw:text-box>
            <text:p text:style-name="P5"><text:span text:style-name="T1">R</text:span><text:span text:style-name="T2">6</text:span></text:p>
          </draw:text-box>
        </draw:frame>
        <draw:frame draw:style-name="gr8" draw:text-style-name="P6" draw:layer="layout" svg:width="1.9cm" svg:height="1.138cm" svg:x="5.767cm" svg:y="15.635cm">
          <draw:text-box>
            <text:p text:style-name="P5"><text:span text:style-name="T1">R</text:span><text:span text:style-name="T2">7</text:span></text:p>
          </draw:text-box>
        </draw:frame>
        <draw:frame draw:style-name="gr9" draw:text-style-name="P8" draw:layer="layout" svg:width="4.2cm" svg:height="1.673cm" svg:x="11.567cm" svg:y="11.173cm">
          <draw:text-box>
            <text:p text:style-name="P7"><text:span text:style-name="T1">V</text:span><text:span text:style-name="T2">c</text:span><text:span text:style-name="T1">=K</text:span><text:span text:style-name="T2">c</text:span><text:span text:style-name="T1">*I</text:span><text:span text:style-name="T2">c</text:span></text:p>
          </draw:text-box>
        </draw:frame>
        <draw:frame draw:style-name="gr8" draw:text-style-name="P10" draw:layer="layout" svg:width="1.9cm" svg:height="1.138cm" svg:x="16.766cm" svg:y="13.135cm">
          <draw:text-box>
            <text:p text:style-name="P9"><text:span text:style-name="T1">I</text:span><text:span text:style-name="T2">d</text:span></text:p>
          </draw:text-box>
        </draw:frame>
        <draw:frame draw:style-name="gr10" draw:text-style-name="P10" draw:layer="layout" svg:width="4cm" svg:height="1.962cm" svg:x="13.766cm" svg:y="4.173cm">
          <draw:text-box>
            <text:p text:style-name="P9"><text:span text:style-name="T1">I</text:span><text:span text:style-name="T2">b</text:span><text:span text:style-name="T1">=K</text:span><text:span text:style-name="T2">b</text:span><text:span text:style-name="T1">*V</text:span><text:span text:style-name="T2">b</text:span></text:p>
          </draw:text-box>
        </draw:frame>
        <draw:frame draw:style-name="gr8" draw:text-style-name="P8" draw:layer="layout" svg:width="1.9cm" svg:height="1.138cm" svg:x="3.767cm" svg:y="4.173cm">
          <draw:text-box>
            <text:p text:style-name="P7"><text:span text:style-name="T1">V</text:span><text:span text:style-name="T2">a</text:span></text:p>
          </draw:text-box>
        </draw:frame>
        <draw:frame draw:style-name="gr8" draw:text-style-name="P10" draw:layer="layout" svg:width="2.4cm" svg:height="1.138cm" svg:x="7.867cm" svg:y="4.534cm">
          <draw:text-box>
            <text:p text:style-name="P9"><text:span text:style-name="T1">V</text:span><text:span text:style-name="T2">b</text:span></text:p>
          </draw:text-box>
        </draw:frame>
        <draw:frame draw:style-name="gr11" draw:text-style-name="P6" draw:layer="layout" svg:width="1.799cm" svg:height="0.982cm" svg:x="8.766cm" svg:y="3.135cm">
          <draw:text-box>
            <text:p text:style-name="P5"><text:span text:style-name="T1">+</text:span></text:p>
          </draw:text-box>
        </draw:frame>
        <draw:frame draw:style-name="gr11" draw:text-style-name="P6" draw:layer="layout" svg:width="1.799cm" svg:height="0.982cm" svg:x="8.766cm" svg:y="6.135cm">
          <draw:text-box>
            <text:p text:style-name="P5"><text:span text:style-name="T1">-</text:span></text:p>
          </draw:text-box>
        </draw:frame>
        <draw:line draw:style-name="gr12" draw:text-style-name="P4" draw:layer="layout" svg:x1="3.767cm" svg:y1="11.135cm" svg:x2="3.767cm" svg:y2="15.135cm">
          <text:p/>
        </draw:line>
        <draw:frame draw:style-name="gr8" draw:text-style-name="P12" draw:layer="layout" svg:width="1.9cm" svg:height="1.138cm" svg:x="3.767cm" svg:y="13.021cm">
          <draw:text-box>
            <text:p text:style-name="P11"><text:span text:style-name="T1">I</text:span><text:span text:style-name="T2">c</text:span></text:p>
          </draw:text-box>
        </draw:frame>
        <draw:frame draw:style-name="gr8" draw:text-style-name="P6" draw:layer="layout" svg:width="1.9cm" svg:height="1.138cm" svg:x="0.866cm" svg:y="12.12cm">
          <draw:text-box>
            <text:p text:style-name="P5"><text:span text:style-name="T1">R</text:span><text:span text:style-name="T2">6</text:span></text:p>
          </draw:text-box>
        </draw:frame>
        <draw:custom-shape draw:style-name="gr13" draw:text-style-name="P2" draw:layer="layout" svg:width="0.4cm" svg:height="0.4cm" svg:x="10.566cm" svg:y="0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4cm" svg:height="0.4cm" svg:x="2.567cm" svg:y="0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4cm" svg:height="0.4cm" svg:x="18.567cm" svg:y="0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4cm" svg:height="0.4cm" svg:x="10.566cm" svg:y="8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4cm" svg:height="0.4cm" svg:x="18.567cm" svg:y="8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4cm" svg:height="0.4cm" svg:x="10.566cm" svg:y="16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4cm" svg:height="0.4cm" svg:x="2.567cm" svg:y="16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4cm" svg:height="0.4cm" svg:x="2.567cm" svg:y="8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2.019cm" svg:height="1.138cm" svg:x="1.6cm" svg:y="0.035cm">
          <draw:text-box>
            <text:p text:style-name="P7"><text:span text:style-name="T3">V</text:span><text:span text:style-name="T4">1</text:span></text:p>
          </draw:text-box>
        </draw:frame>
        <draw:frame draw:style-name="gr8" draw:text-style-name="P13" draw:layer="layout" svg:width="1.9cm" svg:height="1.138cm" svg:x="9.667cm" svg:y="0.035cm">
          <draw:text-box>
            <text:p text:style-name="P7"><text:span text:style-name="T3">V</text:span><text:span text:style-name="T4">2</text:span></text:p>
          </draw:text-box>
        </draw:frame>
        <draw:frame draw:style-name="gr8" draw:text-style-name="P13" draw:layer="layout" svg:width="1.9cm" svg:height="1.138cm" svg:x="17.667cm" svg:y="0.047cm">
          <draw:text-box>
            <text:p text:style-name="P7"><text:span text:style-name="T3">V</text:span><text:span text:style-name="T4">3</text:span></text:p>
          </draw:text-box>
        </draw:frame>
        <draw:frame draw:style-name="gr8" draw:text-style-name="P13" draw:layer="layout" svg:width="1.9cm" svg:height="1.138cm" svg:x="1.566cm" svg:y="8.035cm">
          <draw:text-box>
            <text:p text:style-name="P7"><text:span text:style-name="T3">V</text:span><text:span text:style-name="T4">0</text:span></text:p>
          </draw:text-box>
        </draw:frame>
        <draw:frame draw:style-name="gr8" draw:text-style-name="P13" draw:layer="layout" svg:width="1.9cm" svg:height="1.138cm" svg:x="9.667cm" svg:y="8.035cm">
          <draw:text-box>
            <text:p text:style-name="P7"><text:span text:style-name="T3">V</text:span><text:span text:style-name="T4">4</text:span></text:p>
          </draw:text-box>
        </draw:frame>
        <draw:frame draw:style-name="gr8" draw:text-style-name="P13" draw:layer="layout" svg:width="1.9cm" svg:height="1.138cm" svg:x="17.566cm" svg:y="8.021cm">
          <draw:text-box>
            <text:p text:style-name="P7"><text:span text:style-name="T3">V</text:span><text:span text:style-name="T4">5</text:span></text:p>
          </draw:text-box>
        </draw:frame>
        <draw:frame draw:style-name="gr8" draw:text-style-name="P13" draw:layer="layout" svg:width="1.9cm" svg:height="1.138cm" svg:x="1.566cm" svg:y="16.121cm">
          <draw:text-box>
            <text:p text:style-name="P7"><text:span text:style-name="T3">V</text:span><text:span text:style-name="T4">6</text:span></text:p>
          </draw:text-box>
        </draw:frame>
        <draw:frame draw:style-name="gr8" draw:text-style-name="P13" draw:layer="layout" svg:width="1.9cm" svg:height="1.138cm" svg:x="9.667cm" svg:y="16.021cm">
          <draw:text-box>
            <text:p text:style-name="P7"><text:span text:style-name="T3">V</text:span><text:span text:style-name="T4">7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1:35:22.396654927</meta:creation-date>
    <dc:date>2021-03-24T18:32:51.681010208</dc:date>
    <meta:editing-duration>PT26M19S</meta:editing-duration>
    <meta:editing-cycles>14</meta:editing-cycles>
    <meta:generator>LibreOffice/6.4.6.2$Linux_X86_64 LibreOffice_project/40$Build-2</meta:generator>
    <meta:document-statistic meta:object-count="126"/>
  </office:meta>
</office:document-meta>
</file>